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 style:list-style-name="L1"/>
    <text:list-style style:name="L1">
      <text:list-level-style-bullet text:level="1" text:style-name="Bullet_20_Symbols" style:num-suffix="." text:bullet-char="•">
        <style:text-properties style:font-name="StarSymbol"/>
      </text:list-level-style-bullet>
    </text:list-style>
  </office:automatic-styles>
  <office:body>
    <office:text>
      <text:list text:style-name="L1">
        <text:list-item>
          <text:p text:style-name="P1">This is an example of bulleted list.</text:p>
          <text:p text:style-name="P1">This item must not be bulleted.</text:p>
          <text:p text:style-name="P1">This item must not be bulleted.</text:p>
        </text:list-item>
        <text:list-item>
          <text:p text:style-name="P1">This is an example of bulleted list.</text:p>
        </text:list-item>
        <text:list-item>
          <text:p text:style-name="P1">This is an example of bulleted lis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A test document to test meta elements</dc:description>
    <dc:subject>Subject of the document</dc:subject>
    <dc:creator>Majid Khan</dc:creator>
    <dc:date>2005-12-19T12:50:56</dc:date>
    <meta:initial-creator>Majid Khan</meta:initial-creator>
    <meta:creation-date>2005-12-19T12:50:56</meta:creation-date>
    <meta:printed-by>Majid Khan</meta:printed-by>
    <meta:print-date>2005-12-19T12:50:56</meta:print-date>
    <meta:editing-duration>PT0H10M10S</meta:editing-duration>
    <meta:keyword>First keyword</meta:keyword>
    <meta:keyword>Second keyword</meta:keyword>
    <meta:keyword>Third keyword</meta:keyword>
    <meta:template xlink:type="simple" xlink:href="file:///..." xlink:title="Template name" meta:date="1999-10-15T10:11:12"/>
    <meta:auto-reload xlink:type="simple" xlink:href="file:///..." meta:delay="P60S"/>
    <meta:hyperlink-behaviour meta:target-frame-name="_blank"/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